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736in"/>
    </style:style>
    <style:style style:name="co2" style:family="table-column">
      <style:table-column-properties fo:break-before="auto" style:column-width="0.5457in"/>
    </style:style>
    <style:style style:name="co3" style:family="table-column">
      <style:table-column-properties fo:break-before="auto" style:column-width="10.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</office:automatic-styles>
  <office:body>
    <office:spreadsheet>
      <table:calculation-settings table:automatic-find-labels="false" table:use-regular-expressions="false" table:use-wildcards="true"/>
      <table:table table:name="x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age_flags(113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activates the estimation of the parameter for scaling relative init population size and recruitment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 office:value-type="string" calcext:value-type="string">
            <text:p>age_flags(177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rns off the assignment of the total population scalar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ge_flags(3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activates the estimation of the overall population scaling parameter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age_flags(7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activates the implementation of parameters of time-series variability in regional recruitment distribution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age_flags(7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activates the estimation of parameters of time-series variability in regional recruitment distribution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ge_flags(17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activates the constraint on the sum-product of the regional recruitment proportions and the regional recruitment deviates being equal 1 in each model time period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region_flags(-10000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activates the estimation of estimation of recruitment distribution by region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arest_flags(149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recruitment deviation penalty???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arest_flags(39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minal recruitment should be arithmetic mean??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5-04T15:02:46.416646803</dc:date>
    <meta:editing-duration>PT5M13S</meta:editing-duration>
    <meta:editing-cycles>1</meta:editing-cycles>
    <meta:document-statistic meta:table-count="1" meta:cell-count="40" meta:object-count="0"/>
  </office:meta>
</office:document-meta>
</file>